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cc99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600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00ff00"/>
    </style:style>
    <style:style style:name="T3" style:family="text">
      <style:text-properties fo:color="#ff3366"/>
    </style:style>
  </office:automatic-styles>
  <office:body>
    <office:spreadsheet>
      <table:table table:name="FV" table:style-name="ta1">
        <table:table-column table:style-name="co1" table:number-columns-repeated="10" table:default-cell-style-name="Default"/>
        <table:table-column table:style-name="co1" table:default-cell-style-name="ce22"/>
        <table:table-column table:style-name="co1" table:number-columns-repeated="6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FV – One per video</text:p>
          </table:table-cell>
          <table:covered-table-cell table:number-columns-repeated="5"/>
          <table:table-cell table:number-columns-repeated="2"/>
          <table:table-cell table:style-name="ce21" office:value-type="string" calcext:value-type="string" table:number-columns-spanned="6" table:number-rows-spanned="4">
            <text:p>4 FV concatenated. Power Normalisation and L2 normalisation over Concatenated Vector. <text:span text:style-name="T1">Using libSVM</text:span></text:p>
          </table:table-cell>
          <table:covered-table-cell table:number-columns-repeated="5"/>
          <table:table-cell/>
          <table:table-cell table:style-name="ce21" office:value-type="string" calcext:value-type="string" table:number-columns-spanned="6" table:number-rows-spanned="4">
            <text:p>4 FV concatenated. Power Normalisation and L2 normalisation over Concatenated Vector.<text:span text:style-name="T2"> </text:span><text:span text:style-name="T3">Using libLinear</text:span>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style-name="ce20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3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4.444" calcext:value-type="float">
            <text:p>44.44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8.0952" calcext:value-type="float">
            <text:p>38.10</text:p>
          </table:table-cell>
          <table:table-cell table:style-name="ce13" office:value-type="float" office:value="39.0476" calcext:value-type="float">
            <text:p>39.0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0.4762" calcext:value-type="float">
            <text:p>30.48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1.4286" calcext:value-type="float">
            <text:p>31.43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2.381" calcext:value-type="float">
            <text:p>32.38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3" table:style-name="ce29" office:value-type="float" office:value="51.1111" calcext:value-type="float">
            <text:p>51.11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0" calcext:value-type="float">
            <text:p>40.00</text:p>
          </table:table-cell>
          <table:table-cell table:style-name="ce29" office:value-type="float" office:value="44.4444" calcext:value-type="float">
            <text:p>44.44</text:p>
          </table:table-cell>
          <table:table-cell table:number-columns-repeated="2" table:style-name="ce29" office:value-type="float" office:value="46.6667" calcext:value-type="float">
            <text:p>46.67</text:p>
          </table:table-cell>
        </table:table-row>
        <table:table-row table:style-name="ro3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3.93652" calcext:value-type="float">
            <text:p>43.94</text:p>
          </table:table-cell>
          <table:table-cell table:style-name="ce17" table:formula="of:=AVERAGE([.D9:.D13])" office:value-type="float" office:value="45.90478" calcext:value-type="float">
            <text:p>45.90</text:p>
          </table:table-cell>
          <table:table-cell table:style-name="ce18" table:formula="of:=AVERAGE([.E9:.E13])" office:value-type="float" office:value="44.50792" calcext:value-type="float">
            <text:p>44.51</text:p>
          </table:table-cell>
          <table:table-cell table:style-name="ce14" table:formula="of:=AVERAGE([.F9:.F13])" office:value-type="float" office:value="45.58732" calcext:value-type="float">
            <text:p>45.59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9:.K13])" office:value-type="float" office:value="43.93652" calcext:value-type="float">
            <text:p>43.94</text:p>
          </table:table-cell>
          <table:table-cell table:style-name="ce30" table:formula="of:=AVERAGE([.L9:.L13])" office:value-type="float" office:value="44.06342" calcext:value-type="float">
            <text:p>44.06</text:p>
          </table:table-cell>
          <table:table-cell table:style-name="ce17" table:formula="of:=AVERAGE([.M9:.M13])" office:value-type="float" office:value="44.31746" calcext:value-type="float">
            <text:p>44.32</text:p>
          </table:table-cell>
          <table:table-cell table:style-name="ce30" table:formula="of:=AVERAGE([.N9:.N13])" office:value-type="float" office:value="42.98412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9:.R13])" office:value-type="float" office:value="44.50796" calcext:value-type="float">
            <text:p>44.51</text:p>
          </table:table-cell>
          <table:table-cell table:style-name="ce30" table:formula="of:=AVERAGE([.S9:.S13])" office:value-type="float" office:value="44.50792" calcext:value-type="float">
            <text:p>44.51</text:p>
          </table:table-cell>
          <table:table-cell table:style-name="ce17" table:formula="of:=AVERAGE([.T9:.T13])" office:value-type="float" office:value="46.03176" calcext:value-type="float">
            <text:p>46.03</text:p>
          </table:table-cell>
          <table:table-cell table:style-name="ce30" table:formula="of:=AVERAGE([.U9:.U13])" office:value-type="float" office:value="46.03176" calcext:value-type="float">
            <text:p>46.0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33.333" calcext:value-type="float">
            <text:p>33.33</text:p>
          </table:table-cell>
          <table:table-cell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number-columns-repeated="2"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29.5238" calcext:value-type="float">
            <text:p>29.52</text:p>
          </table:table-cell>
          <table:table-cell table:style-name="ce29" office:value-type="float" office:value="35.2381" calcext:value-type="float">
            <text:p>35.2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4.2857" calcext:value-type="float">
            <text:p>34.29</text:p>
          </table:table-cell>
          <table:table-cell table:number-columns-repeated="3" table:style-name="ce29" office:value-type="float" office:value="29.5238" calcext:value-type="float">
            <text:p>29.52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1.1111" calcext:value-type="float">
            <text:p>51.11</text:p>
          </table:table-cell>
          <table:table-cell table:number-columns-repeated="3" table:style-name="ce29" office:value-type="float" office:value="53.3333" calcext:value-type="float">
            <text:p>53.33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3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style-name="ce29" office:value-type="float" office:value="46.6667" calcext:value-type="float">
            <text:p>46.67</text:p>
          </table:table-cell>
          <table:table-cell table:number-columns-repeated="2" table:style-name="ce29" office:value-type="float" office:value="48.8889" calcext:value-type="float">
            <text:p>48.89</text:p>
          </table:table-cell>
        </table:table-row>
        <table:table-row table:style-name="ro3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93652" calcext:value-type="float">
            <text:p>43.94</text:p>
          </table:table-cell>
          <table:table-cell table:style-name="ce14" table:formula="of:=AVERAGE([.D19:.D23])" office:value-type="float" office:value="45.90478" calcext:value-type="float">
            <text:p>45.90</text:p>
          </table:table-cell>
          <table:table-cell table:style-name="ce19" table:formula="of:=AVERAGE([.E19:.E23])" office:value-type="float" office:value="46.85716" calcext:value-type="float">
            <text:p>46.86</text:p>
          </table:table-cell>
          <table:table-cell table:style-name="ce14" table:formula="of:=AVERAGE([.F19:.F23])" office:value-type="float" office:value="43.87302" calcext:value-type="float">
            <text:p>43.8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8" table:formula="of:=AVERAGE([.K19:.K23])" office:value-type="float" office:value="43.93652" calcext:value-type="float">
            <text:p>43.94</text:p>
          </table:table-cell>
          <table:table-cell table:style-name="ce30" table:formula="of:=AVERAGE([.L19:.L23])" office:value-type="float" office:value="43.3651" calcext:value-type="float">
            <text:p>43.37</text:p>
          </table:table-cell>
          <table:table-cell table:style-name="ce30" table:formula="of:=AVERAGE([.M19:.M23])" office:value-type="float" office:value="41.46024" calcext:value-type="float">
            <text:p>41.46</text:p>
          </table:table-cell>
          <table:table-cell table:style-name="ce30" table:formula="of:=AVERAGE([.N19:.N23])" office:value-type="float" office:value="42.15872" calcext:value-type="float">
            <text:p>42.1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19:.R23])" office:value-type="float" office:value="44.19048" calcext:value-type="float">
            <text:p>44.19</text:p>
          </table:table-cell>
          <table:table-cell table:style-name="ce30" table:formula="of:=AVERAGE([.S19:.S23])" office:value-type="float" office:value="44.12698" calcext:value-type="float">
            <text:p>44.13</text:p>
          </table:table-cell>
          <table:table-cell table:style-name="ce17" table:formula="of:=AVERAGE([.T19:.T23])" office:value-type="float" office:value="44.57142" calcext:value-type="float">
            <text:p>44.57</text:p>
          </table:table-cell>
          <table:table-cell table:style-name="ce30" table:formula="of:=AVERAGE([.U19:.U23])" office:value-type="float" office:value="44.12698" calcext:value-type="float">
            <text:p>44.1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55.5556" calcext:value-type="float">
            <text:p>55.56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37.7778" calcext:value-type="float">
            <text:p>37.78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7.7778" calcext:value-type="float">
            <text:p>37.78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7.7778" calcext:value-type="float">
            <text:p>37.78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3.3333" calcext:value-type="float">
            <text:p>33.33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style-name="ce29" office:value-type="float" office:value="34.2857" calcext:value-type="float">
            <text:p>34.29</text:p>
          </table:table-cell>
          <table:table-cell table:style-name="ce29" office:value-type="float" office:value="37.1429" calcext:value-type="float">
            <text:p>37.1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style-name="ce29" office:value-type="float" office:value="32.381" calcext:value-type="float">
            <text:p>32.38</text:p>
          </table:table-cell>
          <table:table-cell table:number-columns-repeated="2" table:style-name="ce29" office:value-type="float" office:value="33.3333" calcext:value-type="float">
            <text:p>33.33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" calcext:value-type="float">
            <text:p>55.56</text:p>
          </table:table-cell>
          <table:table-cell table:style-name="ce13" office:value-type="float" office:value="46.6667" calcext:value-type="float">
            <text:p>46.67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48.8889" calcext:value-type="float">
            <text:p>48.89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2.2222" calcext:value-type="float">
            <text:p>42.22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6.6667" calcext:value-type="float">
            <text:p>46.67</text:p>
          </table:table-cell>
          <table:table-cell table:style-name="ce29" office:value-type="float" office:value="44.4444" calcext:value-type="float">
            <text:p>44.44</text:p>
          </table:table-cell>
        </table:table-row>
        <table:table-row table:style-name="ro3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9364" calcext:value-type="float">
            <text:p>43.94</text:p>
          </table:table-cell>
          <table:table-cell table:style-name="ce14" table:formula="of:=AVERAGE([.D29:.D33])" office:value-type="float" office:value="43.55556" calcext:value-type="float">
            <text:p>43.56</text:p>
          </table:table-cell>
          <table:table-cell table:style-name="ce19" table:formula="of:=AVERAGE([.E29:.E33])" office:value-type="float" office:value="47.74604" calcext:value-type="float">
            <text:p>47.75</text:p>
          </table:table-cell>
          <table:table-cell table:style-name="ce14" table:formula="of:=AVERAGE([.F29:.F33])" office:value-type="float" office:value="44.31748" calcext:value-type="float">
            <text:p>44.32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29:.K33])" office:value-type="float" office:value="43.93652" calcext:value-type="float">
            <text:p>43.94</text:p>
          </table:table-cell>
          <table:table-cell table:style-name="ce30" table:formula="of:=AVERAGE([.L29:.L33])" office:value-type="float" office:value="40.50796" calcext:value-type="float">
            <text:p>40.51</text:p>
          </table:table-cell>
          <table:table-cell table:style-name="ce30" table:formula="of:=AVERAGE([.M29:.M33])" office:value-type="float" office:value="41.96826" calcext:value-type="float">
            <text:p>41.97</text:p>
          </table:table-cell>
          <table:table-cell table:style-name="ce17" table:formula="of:=AVERAGE([.N29:.N33])" office:value-type="float" office:value="42.98414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29:.R33])" office:value-type="float" office:value="42.79364" calcext:value-type="float">
            <text:p>42.79</text:p>
          </table:table-cell>
          <table:table-cell table:style-name="ce17" table:formula="of:=AVERAGE([.S29:.S33])" office:value-type="float" office:value="42.92062" calcext:value-type="float">
            <text:p>42.92</text:p>
          </table:table-cell>
          <table:table-cell table:style-name="ce30" table:formula="of:=AVERAGE([.T29:.T33])" office:value-type="float" office:value="42.66666" calcext:value-type="float">
            <text:p>42.67</text:p>
          </table:table-cell>
          <table:table-cell table:style-name="ce30" table:formula="of:=AVERAGE([.U29:.U33])" office:value-type="float" office:value="42.2222" calcext:value-type="float">
            <text:p>42.22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5.5556" calcext:value-type="float">
            <text:p>35.56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46.6667" calcext:value-type="float">
            <text:p>46.67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" calcext:value-type="float">
            <text:p>35.24</text:p>
          </table:table-cell>
          <table:table-cell table:style-name="ce13" office:value-type="float" office:value="35.2381" calcext:value-type="float">
            <text:p>35.24</text:p>
          </table:table-cell>
          <table:table-cell table:style-name="ce13" office:value-type="float" office:value="39.0476" calcext:value-type="float">
            <text:p>39.05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37.1429" calcext:value-type="float">
            <text:p>37.14</text:p>
          </table:table-cell>
          <table:table-cell table:style-name="ce29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number-columns-repeated="2" table:style-name="ce29" office:value-type="float" office:value="34.2857" calcext:value-type="float">
            <text:p>34.29</text:p>
          </table:table-cell>
          <table:table-cell table:style-name="ce29" office:value-type="float" office:value="33.3333" calcext:value-type="float">
            <text:p>33.33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0" calcext:value-type="float">
            <text:p>40.00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3.3333" calcext:value-type="float">
            <text:p>53.33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</table:table-row>
        <table:table-row table:style-name="ro3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39:.C43])" office:value-type="float" office:value="43.9365" calcext:value-type="float">
            <text:p>43.94</text:p>
          </table:table-cell>
          <table:table-cell table:style-name="ce14" table:formula="of:=AVERAGE([.D39:.D43])" office:value-type="float" office:value="43.04762" calcext:value-type="float">
            <text:p>43.05</text:p>
          </table:table-cell>
          <table:table-cell table:style-name="ce19" table:formula="of:=AVERAGE([.E39:.E43])" office:value-type="float" office:value="48.6984" calcext:value-type="float">
            <text:p>48.70</text:p>
          </table:table-cell>
          <table:table-cell table:style-name="ce14" table:formula="of:=AVERAGE([.F39:.F43])" office:value-type="float" office:value="43.42858" calcext:value-type="float">
            <text:p>43.43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39:.K43])" office:value-type="float" office:value="43.93652" calcext:value-type="float">
            <text:p>43.94</text:p>
          </table:table-cell>
          <table:table-cell table:style-name="ce30" table:formula="of:=AVERAGE([.L39:.L43])" office:value-type="float" office:value="42.03176" calcext:value-type="float">
            <text:p>42.03</text:p>
          </table:table-cell>
          <table:table-cell table:style-name="ce17" table:formula="of:=AVERAGE([.M39:.M43])" office:value-type="float" office:value="44.31748" calcext:value-type="float">
            <text:p>44.32</text:p>
          </table:table-cell>
          <table:table-cell table:style-name="ce30" table:formula="of:=AVERAGE([.N39:.N43])" office:value-type="float" office:value="43.55556" calcext:value-type="float">
            <text:p>43.5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39:.R43])" office:value-type="float" office:value="41.90478" calcext:value-type="float">
            <text:p>41.90</text:p>
          </table:table-cell>
          <table:table-cell table:style-name="ce30" table:formula="of:=AVERAGE([.S39:.S43])" office:value-type="float" office:value="41.96826" calcext:value-type="float">
            <text:p>41.97</text:p>
          </table:table-cell>
          <table:table-cell table:style-name="ce30" table:formula="of:=AVERAGE([.T39:.T43])" office:value-type="float" office:value="42.4127" calcext:value-type="float">
            <text:p>42.41</text:p>
          </table:table-cell>
          <table:table-cell table:style-name="ce30" table:formula="of:=AVERAGE([.U39:.U43])" office:value-type="float" office:value="42.22222" calcext:value-type="float">
            <text:p>42.22</text:p>
          </table:table-cell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FV + SFV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row table:style-name="ro1">
          <table:table-cell table:style-name="ce1" office:value-type="string" calcext:value-type="string" table:number-columns-spanned="6" table:number-rows-spanned="2">
            <text:p>FV – One vector per video. Using libLinear</text:p>
          </table:table-cell>
          <table:covered-table-cell table:number-columns-repeated="5" table:style-name="Default"/>
          <table:table-cell table:number-columns-repeated="2"/>
          <table:table-cell table:style-name="ce33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style-name="ce34"/>
          <table:covered-table-cell table:number-columns-repeated="5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5.5556" calcext:value-type="float">
            <text:p>35.56</text:p>
          </table:table-cell>
          <table:table-cell table:number-columns-repeated="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5.5556" calcext:value-type="float">
            <text:p>55.56</text:p>
          </table:table-cell>
          <table:table-cell table:number-columns-repeated="2" office:value-type="float" office:value="60" calcext:value-type="float">
            <text:p>60.00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2" office:value-type="float" office:value="36.1905" calcext:value-type="float">
            <text:p>36.19</text:p>
          </table:table-cell>
          <table:table-cell office:value-type="float" office:value="37.1429" calcext:value-type="float">
            <text:p>37.14</text:p>
          </table:table-cell>
          <table:table-cell office:value-type="float" office:value="38.0952" calcext:value-type="float">
            <text:p>38.10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2.381" calcext:value-type="float">
            <text:p>52.38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2" office:value-type="float" office:value="48.8889" calcext:value-type="float">
            <text:p>48.89</text:p>
          </table:table-cell>
          <table:table-cell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66.6667" calcext:value-type="float">
            <text:p>66.67</text:p>
          </table:table-cell>
          <table:table-cell table:number-columns-repeated="3" office:value-type="float" office:value="68.8889" calcext:value-type="float">
            <text:p>6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42.2222" calcext:value-type="float">
            <text:p>42.22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2.34922" calcext:value-type="float">
            <text:p>42.35</text:p>
          </table:table-cell>
          <table:table-cell table:style-name="ce30" table:formula="of:=AVERAGE([.D9:.D13])" office:value-type="float" office:value="43.68256" calcext:value-type="float">
            <text:p>43.68</text:p>
          </table:table-cell>
          <table:table-cell table:style-name="ce32" table:formula="of:=AVERAGE([.E9:.E13])" office:value-type="float" office:value="44.76192" calcext:value-type="float">
            <text:p>44.76</text:p>
          </table:table-cell>
          <table:table-cell table:style-name="ce14" table:formula="of:=AVERAGE([.F9:.F13])" office:value-type="float" office:value="45.39682" calcext:value-type="float">
            <text:p>45.4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31" table:formula="of:=AVERAGE([.K9:.K13])" office:value-type="float" office:value="52.8889" calcext:value-type="float">
            <text:p>52.89</text:p>
          </table:table-cell>
          <table:table-cell table:style-name="ce30" table:formula="of:=AVERAGE([.L9:.L13])" office:value-type="float" office:value="53.14288" calcext:value-type="float">
            <text:p>53.14</text:p>
          </table:table-cell>
          <table:table-cell table:style-name="ce18" table:formula="of:=AVERAGE([.M9:.M13])" office:value-type="float" office:value="53.14288" calcext:value-type="float">
            <text:p>53.14</text:p>
          </table:table-cell>
          <table:table-cell table:style-name="ce14" table:formula="of:=AVERAGE([.N9:.N13])" office:value-type="float" office:value="52.8889" calcext:value-type="float">
            <text:p>52.89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.00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2" office:value-type="float" office:value="53.3333" calcext:value-type="float">
            <text:p>53.33</text:p>
          </table:table-cell>
          <table:table-cell table:number-columns-repeated="2" office:value-type="float" office:value="57.7778" calcext:value-type="float">
            <text:p>57.78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number-columns-repeated="3" office:value-type="float" office:value="52.381" calcext:value-type="float">
            <text:p>52.38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4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3" office:value-type="float" office:value="46.6667" calcext:value-type="float">
            <text:p>46.67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5.5556" calcext:value-type="float">
            <text:p>55.56</text:p>
          </table:table-cell>
          <table:table-cell table:number-columns-repeated="2"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49206" calcext:value-type="float">
            <text:p>43.49</text:p>
          </table:table-cell>
          <table:table-cell table:style-name="ce14" table:formula="of:=AVERAGE([.D19:.D23])" office:value-type="float" office:value="46.15874" calcext:value-type="float">
            <text:p>46.16</text:p>
          </table:table-cell>
          <table:table-cell table:style-name="ce32" table:formula="of:=AVERAGE([.E19:.E23])" office:value-type="float" office:value="46.60318" calcext:value-type="float">
            <text:p>46.60</text:p>
          </table:table-cell>
          <table:table-cell table:style-name="ce14" table:formula="of:=AVERAGE([.F19:.F23])" office:value-type="float" office:value="46.60318" calcext:value-type="float">
            <text:p>46.6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19:.K23])" office:value-type="float" office:value="50.03178" calcext:value-type="float">
            <text:p>50.03</text:p>
          </table:table-cell>
          <table:table-cell table:style-name="ce14" table:formula="of:=AVERAGE([.L19:.L23])" office:value-type="float" office:value="49.58732" calcext:value-type="float">
            <text:p>49.59</text:p>
          </table:table-cell>
          <table:table-cell table:style-name="ce18" table:formula="of:=AVERAGE([.M19:.M23])" office:value-type="float" office:value="49.58732" calcext:value-type="float">
            <text:p>49.59</text:p>
          </table:table-cell>
          <table:table-cell table:style-name="ce31" table:formula="of:=AVERAGE([.N19:.N23])" office:value-type="float" office:value="50.22222" calcext:value-type="float">
            <text:p>50.22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2.2222" calcext:value-type="float">
            <text:p>42.22</text:p>
          </table:table-cell>
          <table:table-cell office:value-type="float" office:value="44.4444" calcext:value-type="float">
            <text:p>44.44</text:p>
          </table:table-cell>
          <table:table-cell office:value-type="float" office:value="48.8889" calcext:value-type="float">
            <text:p>48.89</text:p>
          </table:table-cell>
          <table:table-cell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1.1111" calcext:value-type="float">
            <text:p>51.11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office:value-type="float" office:value="68.8889" calcext:value-type="float">
            <text:p>68.89</text:p>
          </table:table-cell>
          <table:table-cell office:value-type="float" office:value="71.1111" calcext:value-type="float">
            <text:p>71.11</text:p>
          </table:table-cell>
          <table:table-cell office:value-type="float" office:value="73.3333" calcext:value-type="float">
            <text:p>73.33</text:p>
          </table:table-cell>
          <table:table-cell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office:value-type="float" office:value="33.3333" calcext:value-type="float">
            <text:p>33.33</text:p>
          </table:table-cell>
          <table:table-cell table:number-columns-repeated="2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43.8095" calcext:value-type="float">
            <text:p>43.81</text:p>
          </table:table-cell>
          <table:table-cell table:number-columns-repeated="3" office:value-type="float" office:value="42.8571" calcext:value-type="float">
            <text:p>42.86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2.2222" calcext:value-type="float">
            <text:p>42.22</text:p>
          </table:table-cell>
          <table:table-cell table:number-columns-repeated="3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31.1111" calcext:value-type="float">
            <text:p>31.11</text:p>
          </table:table-cell>
          <table:table-cell office:value-type="float" office:value="31.1111" calcext:value-type="float">
            <text:p>31.11</text:p>
          </table:table-cell>
          <table:table-cell table:number-columns-repeated="2" office:value-type="float" office:value="33.3333" calcext:value-type="float">
            <text:p>33.33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68254" calcext:value-type="float">
            <text:p>43.68</text:p>
          </table:table-cell>
          <table:table-cell table:style-name="ce14" table:formula="of:=AVERAGE([.D29:.D33])" office:value-type="float" office:value="43.55554" calcext:value-type="float">
            <text:p>43.56</text:p>
          </table:table-cell>
          <table:table-cell table:style-name="ce18" table:formula="of:=AVERAGE([.E29:.E33])" office:value-type="float" office:value="44.38096" calcext:value-type="float">
            <text:p>44.38</text:p>
          </table:table-cell>
          <table:table-cell table:style-name="ce31" table:formula="of:=AVERAGE([.F29:.F33])" office:value-type="float" office:value="43.9365" calcext:value-type="float">
            <text:p>43.94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29:.K33])" office:value-type="float" office:value="48.31746" calcext:value-type="float">
            <text:p>48.32</text:p>
          </table:table-cell>
          <table:table-cell table:style-name="ce14" table:formula="of:=AVERAGE([.L29:.L33])" office:value-type="float" office:value="49.01586" calcext:value-type="float">
            <text:p>49.02</text:p>
          </table:table-cell>
          <table:table-cell table:style-name="ce32" table:formula="of:=AVERAGE([.M29:.M33])" office:value-type="float" office:value="50.34918" calcext:value-type="float">
            <text:p>50.35</text:p>
          </table:table-cell>
          <table:table-cell table:style-name="ce14" table:formula="of:=AVERAGE([.N29:.N33])" office:value-type="float" office:value="49.4603" calcext:value-type="float">
            <text:p>49.46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 office:value-type="float" office:value="46.6667" calcext:value-type="float">
            <text:p>46.67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table:number-columns-repeated="3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0" calcext:value-type="float">
            <text:p>40.00</text:p>
          </table:table-cell>
          <table:table-cell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  <table:table-cell office:value-type="float" office:value="35.5556" calcext:value-type="float">
            <text:p>35.56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office:value-type="float" office:value="37.7778" calcext:value-type="float">
            <text:p>37.78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/>
          <table:table-cell table:number-columns-repeated="3"/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31" table:formula="of:=AVERAGE([.C39:.C43])" office:value-type="float" office:value="42.3492" calcext:value-type="float">
            <text:p>42.35</text:p>
          </table:table-cell>
          <table:table-cell table:style-name="ce14" table:formula="of:=AVERAGE([.D39:.D43])" office:value-type="float" office:value="40.38096" calcext:value-type="float">
            <text:p>40.38</text:p>
          </table:table-cell>
          <table:table-cell table:style-name="ce18" table:formula="of:=AVERAGE([.E39:.E43])" office:value-type="float" office:value="41.7143" calcext:value-type="float">
            <text:p>41.71</text:p>
          </table:table-cell>
          <table:table-cell table:style-name="ce14" table:formula="of:=AVERAGE([.F39:.F43])" office:value-type="float" office:value="41.26986" calcext:value-type="float">
            <text:p>41.2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number-columns-repeated="2"/>
          <table:table-cell table:style-name="ce18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08:17:47.306359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1:16:42.040017697</meta:creation-date>
    <dc:date>2016-03-29T13:57:54.307062276</dc:date>
    <meta:editing-duration>P1DT11H36M17S</meta:editing-duration>
    <meta:editing-cycles>65</meta:editing-cycles>
    <meta:generator>LibreOffice/4.2.8.2$Linux_X86_64 LibreOffice_project/420m0$Build-2</meta:generator>
    <meta:document-statistic meta:table-count="2" meta:cell-count="721" meta:object-count="0"/>
  </office:meta>
</office:document-meta>
</file>